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CAPTION_5f_ONL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1.583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494cm" fo:margin-bottom="0cm" fo:line-height="208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1.058cm" fo:margin-right="1.058cm" fo:margin-top="0.49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1.058cm" fo:margin-right="1.058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oboto" fo:font-size="41pt" fo:letter-spacing="normal" fo:font-style="normal" style:text-underline-style="none" fo:font-weight="normal" style:font-name-asian="Roboto" style:font-size-asian="41pt" style:font-style-asian="normal" style:font-weight-asian="normal" style:font-name-complex="Roboto" style:font-size-complex="41pt" style:font-style-complex="normal" style:font-weight-complex="normal"/>
    </style:style>
    <style:style style:name="T2" style:family="text">
      <style:text-properties fo:font-variant="normal" fo:text-transform="none" fo:color="#0097a7" style:text-line-through-style="none" style:text-line-through-type="none" style:text-position="0% 100%" style:font-name="Roboto" fo:font-size="41pt" fo:letter-spacing="normal" fo:font-style="normal" style:text-underline-style="solid" style:text-underline-width="auto" style:text-underline-color="font-color" fo:font-weight="normal" style:font-name-asian="Roboto" style:font-size-asian="41pt" style:font-style-asian="normal" style:font-weight-asian="normal" style:font-name-complex="Roboto" style:font-size-complex="41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7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8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" style:family="text">
      <style:text-properties fo:font-variant="normal" fo:text-transform="none" fo:color="#333333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3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Evaluation of WIT using the </text:span><text:span text:style-name="T2"><text:a xlink:href="https://www.microsoft.com/en-us/research/blog/guidelines-for-human-ai-interaction-design/" xlink:type="simple">Guidelines for</text:a></text:span><text:span text:style-name="T2"><text:line-break/></text:span><text:span text:style-name="T2"><text:a xlink:href="https://www.microsoft.com/en-us/research/blog/guidelines-for-human-ai-interaction-design/" xlink:type="simple">human-AI interaction design</text:a></text:span></text:p>
          </draw:text-box>
        </draw:frame>
        <draw:frame draw:name="Google Shape;54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3">From </text:span><text:span text:style-name="T4">[person1]</text:span><text:span text:style-name="T3"> and </text:span><text:span text:style-name="T4">[person2]</text:span></text:p>
          </draw:text-box>
        </draw:frame>
        <presentation:notes draw:style-name="dp2">
          <draw:page-thumbnail draw:name="Google Shape;50;p:notes" draw:style-name="gr1" draw:layer="layout" svg:width="16.933cm" svg:height="9.524cm" svg:x="1.059cm" svg:y="1.905cm" draw:page-number="1" presentation:class="page"/>
          <draw:frame draw:name="Google Shape;5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verity*" draw:style-name="dp1" draw:master-page-name="TITLE_5f_AND_5f_BODY" presentation:presentation-page-layout-name="AL2T1">
        <draw:frame draw:name="Google Shape;59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everity*</text:span></text:p>
          </draw:text-box>
        </draw:frame>
        <draw:frame draw:name="Google Shape;60;p14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7"><text:span text:style-name="T6">The following 0 to 4 rating scale can be used to rate the severity of usability problems:</text:span></text:p>
            <text:p text:style-name="P8"><text:span text:style-name="T7">0 </text:span><text:span text:style-name="T6">= I don't agree that this is a usability problem at all</text:span></text:p>
            <text:p text:style-name="P9"><text:span text:style-name="T7">1 </text:span><text:span text:style-name="T6">= Cosmetic problem only: need not be fixed unless extra time is available on project</text:span></text:p>
            <text:p text:style-name="P9"><text:span text:style-name="T7">2 </text:span><text:span text:style-name="T6">= Minor usability problem: fixing this should be given low priority</text:span></text:p>
            <text:p text:style-name="P9"><text:span text:style-name="T7">3 </text:span><text:span text:style-name="T6">= Major usability problem: important to fix, so should be given high priority</text:span></text:p>
            <text:p text:style-name="P9"><text:span text:style-name="T7">4 </text:span><text:span text:style-name="T6">= Usability catastrophe: imperative to fix this before product can be released</text:span></text:p>
            <text:p text:style-name="P9"><text:span text:style-name="T6"/></text:p>
            <text:p text:style-name="P9"><text:span text:style-name="T6"/></text:p>
            <text:p text:style-name="P9"><text:span text:style-name="T6"/></text:p>
            <text:p text:style-name="P9"><text:span text:style-name="T8">Source: https://www.nngroup.com/articles/how-to-rate-the-severity-of-usability-problem</text:span><text:span text:style-name="T9">s/</text:span></text:p>
            <text:p text:style-name="P10"><text:span text:style-name="T10"/></text:p>
          </draw:text-box>
        </draw:frame>
        <presentation:notes draw:style-name="dp2">
          <draw:page-thumbnail draw:name="Google Shape;56;gb53c5884a5_0_11:notes" draw:style-name="gr1" draw:layer="layout" svg:width="16.932cm" svg:height="9.524cm" svg:x="1.059cm" svg:y="1.905cm" draw:page-number="2" presentation:class="page"/>
          <draw:frame draw:name="Google Shape;57;gb53c5884a5_0_1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APTION_5f_ONLY">
        <draw:frame draw:name="Google Shape;65;p15" presentation:style-name="pr7" draw:text-style-name="P11" draw:layer="layout" svg:width="16.662cm" svg:height="1.68cm" svg:x="0.866cm" svg:y="11.752cm" presentation:class="outline" presentation:user-transformed="true">
          <draw:text-box>
            <text:p text:style-name="P5"><text:span text:style-name="T10">Please copy the following page for each issue you find.</text:span></text:p>
          </draw:text-box>
        </draw:frame>
        <presentation:notes draw:style-name="dp2">
          <draw:page-thumbnail draw:name="Google Shape;62;gb53c5884a5_0_23:notes" draw:style-name="gr1" draw:layer="layout" svg:width="16.932cm" svg:height="9.524cm" svg:x="1.059cm" svg:y="1.905cm" draw:page-number="3" presentation:class="page"/>
          <draw:frame draw:name="Google Shape;63;gb53c5884a5_0_2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sue X: [Short name of the issue]" draw:style-name="dp1" draw:master-page-name="SECTION_5f_TITLE_5f_AND_5f_DESCRIPTION">
        <draw:frame draw:name="Google Shape;70;p16" presentation:style-name="pr9" draw:text-style-name="P12" draw:layer="layout" svg:width="11.236cm" svg:height="2.447cm" svg:x="0.738cm" svg:y="0.878cm" presentation:class="title" presentation:user-transformed="true">
          <draw:text-box>
            <text:p text:style-name="P5"><text:span text:style-name="T11">Issue </text:span><text:span text:style-name="T12">X</text:span><text:span text:style-name="T11">:</text:span><text:span text:style-name="T13"> </text:span><text:span text:style-name="T14">[Short name of the issue]</text:span></text:p>
          </draw:text-box>
        </draw:frame>
        <draw:frame draw:name="Google Shape;71;p16" draw:style-name="standard" draw:layer="layout" svg:width="11.582cm" svg:height="7.988cm" svg:x="0.866cm" svg:y="3.167cm">
          <table:table>
            <table:table-column table:style-name="co1"/>
            <table:table-row table:style-name="ro1">
              <table:table-cell table:style-name="ce1">
                <text:p text:style-name="P5"><text:span text:style-name="T15">Heuristic:</text:span></text:p>
              </table:table-cell>
            </table:table-row>
            <table:table-row table:style-name="ro1">
              <table:table-cell table:style-name="ce1">
                <text:p text:style-name="P5"><text:span text:style-name="T16">[Number and Name of guideline/heuristic]</text:span></text:p>
              </table:table-cell>
            </table:table-row>
            <table:table-row table:style-name="ro1">
              <table:table-cell table:style-name="ce1">
                <text:p text:style-name="P5"><text:span text:style-name="T15">Description:</text:span></text:p>
              </table:table-cell>
            </table:table-row>
            <table:table-row table:style-name="ro2">
              <table:table-cell table:style-name="ce1">
                <text:p text:style-name="P5"><text:span text:style-name="T16">[Short Description of the found problem/issue.]</text:span></text:p>
                <text:p text:style-name="P5"><text:span text:style-name="T16"/></text:p>
              </table:table-cell>
            </table:table-row>
            <table:table-row table:style-name="ro1">
              <table:table-cell table:style-name="ce1">
                <text:p text:style-name="P5"><text:span text:style-name="T15">Severity*</text:span><text:span text:style-name="T17">:</text:span><text:span text:style-name="T16"> [X]</text:span></text:p>
              </table:table-cell>
            </table:table-row>
            <table:table-row table:style-name="ro1">
              <table:table-cell table:style-name="ce1">
                <text:p text:style-name="P5"><text:span text:style-name="T15">Recommendation</text:span><text:span text:style-name="T17">:</text:span></text:p>
              </table:table-cell>
            </table:table-row>
            <table:table-row table:style-name="ro1">
              <table:table-cell table:style-name="ce1">
                <text:p text:style-name="P5"><text:span text:style-name="T16">[Optional: How could you solve this issue?]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7;g8b603c19e6_0_5:notes" draw:style-name="gr1" draw:layer="layout" svg:width="16.932cm" svg:height="9.524cm" svg:x="1.059cm" svg:y="1.905cm" draw:page-number="4" presentation:class="page"/>
          <draw:frame draw:name="Google Shape;68;g8b603c19e6_0_5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ffffff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9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12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41;p10" presentation:style-name="CAPTION_5f_ONLY-outline1" draw:layer="backgroundobjects" svg:width="16.662cm" svg:height="1.68cm" svg:x="0.866cm" svg:y="11.752cm" presentation:class="outline" presentation:placeholder="true" presentation:user-transformed="true">
        <draw:text-box/>
      </draw:frame>
      <draw:frame draw:name="Google Shape;42;p10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7" draw:layer="backgroundobjects" svg:width="12.699cm" svg:height="14.287cm" svg:x="12.7cm" svg:y="0cm">
        <text:p text:style-name="MP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2.447cm" svg:x="0.738cm" svg:y="0.878cm" presentation:class="title" presentation:placeholder="true" presentation:user-transformed="true">
        <draw:text-box/>
      </draw:frame>
      <draw:frame draw:name="Google Shape;38;p9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custom-shape draw:name="Google Shape;39;p9" draw:style-name="Mgr4" draw:text-style-name="MP9" draw:layer="backgroundobjects" svg:width="5.64cm" svg:height="1.092cm" svg:x="16.709cm" svg:y="6.597cm">
        <text:p text:style-name="MP8"><text:span text:style-name="MT2">(optional) Screensho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6.0.5.2$Linux_X86_64 LibreOffice_project/</meta:generator>
  </office:meta>
</office:document-meta>
</file>